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7.485cm" svg:y="0.485cm">
            <draw:object draw:notify-on-update-of-ranges="Sheet1.B4:Sheet1.B10 Sheet1.C3:Sheet1.C3 Sheet1.C4:Sheet1.C10 Sheet1.D3:Sheet1.D3 Sheet1.D4:Sheet1.D10 Sheet1.E3:Sheet1.E3 Sheet1.E4:Sheet1.E10 Sheet1.F3:Sheet1.F3 Sheet1.F4:Sheet1.F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7.485cm" svg:y="10.309cm">
            <draw:object draw:notify-on-update-of-ranges="Sheet1.B16:Sheet1.B22 Sheet1.C15:Sheet1.C15 Sheet1.C16:Sheet1.C22 Sheet1.D15:Sheet1.D15 Sheet1.D16:Sheet1.D22 Sheet1.E15:Sheet1.E15 Sheet1.E16:Sheet1.E22 Sheet1.F15:Sheet1.F15 Sheet1.F16:Sheet1.F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7.507cm" svg:y="20.197cm">
            <draw:object draw:notify-on-update-of-ranges="Sheet1.B28:Sheet1.B34 Sheet1.C27:Sheet1.C27 Sheet1.C28:Sheet1.C34 Sheet1.D27:Sheet1.D27 Sheet1.D28:Sheet1.D34 Sheet1.E27:Sheet1.E27 Sheet1.E28:Sheet1.E34 Sheet1.F27:Sheet1.F27 Sheet1.F28:Sheet1.F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number-columns-repeated="4" table:default-cell-style-name="ce9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Performance gain (in ms)</text:p>
          </table:table-cell>
          <table:covered-table-cell table:number-columns-repeated="4" table:style-name="ce3"/>
        </table:table-row>
        <table:table-row table:style-name="ro1">
          <table:table-cell table:number-columns-repeated="2"/>
          <table:table-cell table:style-name="ce2" office:value-type="string" calcext:value-type="string">
            <text:p>O0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O2</text:p>
          </table:table-cell>
          <table:table-cell table:style-name="ce2" office:value-type="string" calcext:value-type="string">
            <text:p>O3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table:style-name="ce8" office:value-type="float" office:value="232543" calcext:value-type="float">
            <text:p>232543</text:p>
          </table:table-cell>
          <table:table-cell table:style-name="ce8" office:value-type="float" office:value="171947" calcext:value-type="float">
            <text:p>171947</text:p>
          </table:table-cell>
          <table:table-cell table:style-name="ce8" office:value-type="float" office:value="74946" calcext:value-type="float">
            <text:p>74946</text:p>
          </table:table-cell>
          <table:table-cell table:style-name="ce8" office:value-type="float" office:value="68122" calcext:value-type="float">
            <text:p>68122</text:p>
          </table:table-cell>
        </table:table-row>
        <table:table-row table:style-name="ro1">
          <table:table-cell/>
          <table:table-cell office:value-type="string" calcext:value-type="string">
            <text:p>Standard forloop</text:p>
          </table:table-cell>
          <table:table-cell table:style-name="ce8" office:value-type="float" office:value="173017" calcext:value-type="float">
            <text:p>173017</text:p>
          </table:table-cell>
          <table:table-cell table:style-name="ce8" office:value-type="float" office:value="119785" calcext:value-type="float">
            <text:p>119785</text:p>
          </table:table-cell>
          <table:table-cell table:style-name="ce8" office:value-type="float" office:value="15543" calcext:value-type="float">
            <text:p>15543</text:p>
          </table:table-cell>
          <table:table-cell table:style-name="ce8" office:value-type="float" office:value="15595" calcext:value-type="float">
            <text:p>15595</text:p>
          </table:table-cell>
        </table:table-row>
        <table:table-row table:style-name="ro1">
          <table:table-cell/>
          <table:table-cell office:value-type="string" calcext:value-type="string">
            <text:p>Use temporary value</text:p>
          </table:table-cell>
          <table:table-cell table:style-name="ce8" office:value-type="float" office:value="169925" calcext:value-type="float">
            <text:p>169925</text:p>
          </table:table-cell>
          <table:table-cell table:style-name="ce8" office:value-type="float" office:value="106352" calcext:value-type="float">
            <text:p>106352</text:p>
          </table:table-cell>
          <table:table-cell table:style-name="ce8" office:value-type="float" office:value="14548" calcext:value-type="float">
            <text:p>14548</text:p>
          </table:table-cell>
          <table:table-cell table:style-name="ce8" office:value-type="float" office:value="14964" calcext:value-type="float">
            <text:p>14964</text:p>
          </table:table-cell>
        </table:table-row>
        <table:table-row table:style-name="ro2">
          <table:table-cell/>
          <table:table-cell office:value-type="string" calcext:value-type="string">
            <text:p>Use multiplication</text:p>
            <text:p>Instead of division</text:p>
          </table:table-cell>
          <table:table-cell table:style-name="ce8" office:value-type="float" office:value="153583" calcext:value-type="float">
            <text:p>153583</text:p>
          </table:table-cell>
          <table:table-cell table:style-name="ce8" office:value-type="float" office:value="103848" calcext:value-type="float">
            <text:p>103848</text:p>
          </table:table-cell>
          <table:table-cell table:style-name="ce8" office:value-type="float" office:value="12824" calcext:value-type="float">
            <text:p>12824</text:p>
          </table:table-cell>
          <table:table-cell table:style-name="ce8" office:value-type="float" office:value="12894" calcext:value-type="float">
            <text:p>12894</text:p>
          </table:table-cell>
        </table:table-row>
        <table:table-row table:style-name="ro1">
          <table:table-cell/>
          <table:table-cell office:value-type="string" calcext:value-type="string">
            <text:p>Remove sqrt</text:p>
          </table:table-cell>
          <table:table-cell table:style-name="ce8" office:value-type="float" office:value="146658" calcext:value-type="float">
            <text:p>146658</text:p>
          </table:table-cell>
          <table:table-cell table:style-name="ce8" office:value-type="float" office:value="98659" calcext:value-type="float">
            <text:p>98659</text:p>
          </table:table-cell>
          <table:table-cell table:style-name="ce8" office:value-type="float" office:value="11064" calcext:value-type="float">
            <text:p>11064</text:p>
          </table:table-cell>
          <table:table-cell table:style-name="ce8" office:value-type="float" office:value="11349" calcext:value-type="float">
            <text:p>11349</text:p>
          </table:table-cell>
        </table:table-row>
        <table:table-row table:style-name="ro1">
          <table:table-cell/>
          <table:table-cell office:value-type="string" calcext:value-type="string">
            <text:p>Use an empty Mat</text:p>
          </table:table-cell>
          <table:table-cell table:style-name="ce8" office:value-type="float" office:value="134210" calcext:value-type="float">
            <text:p>134210</text:p>
          </table:table-cell>
          <table:table-cell table:style-name="ce8" office:value-type="float" office:value="95623" calcext:value-type="float">
            <text:p>95623</text:p>
          </table:table-cell>
          <table:table-cell table:style-name="ce8" office:value-type="float" office:value="10379" calcext:value-type="float">
            <text:p>10379</text:p>
          </table:table-cell>
          <table:table-cell table:style-name="ce8" office:value-type="float" office:value="10157" calcext:value-type="float">
            <text:p>10157</text:p>
          </table:table-cell>
        </table:table-row>
        <table:table-row table:style-name="ro1">
          <table:table-cell/>
          <table:table-cell office:value-type="string" calcext:value-type="string">
            <text:p>Using OpenMP</text:p>
          </table:table-cell>
          <table:table-cell table:style-name="ce8" office:value-type="float" office:value="18352" calcext:value-type="float">
            <text:p>18352</text:p>
          </table:table-cell>
          <table:table-cell table:style-name="ce8" office:value-type="float" office:value="14327" calcext:value-type="float">
            <text:p>14327</text:p>
          </table:table-cell>
          <table:table-cell table:style-name="ce8" office:value-type="float" office:value="2286" calcext:value-type="float">
            <text:p>2286</text:p>
          </table:table-cell>
          <table:table-cell table:style-name="ce8" office:value-type="float" office:value="1759" calcext:value-type="float">
            <text:p>1759</text:p>
          </table:table-cell>
        </table:table-row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Acceleration from naive implementation</text:p>
          </table:table-cell>
          <table:covered-table-cell table:number-columns-repeated="4" table:style-name="ce3"/>
        </table:table-row>
        <table:table-row table:style-name="ro1">
          <table:table-cell table:number-columns-repeated="2"/>
          <table:table-cell table:style-name="ce2" office:value-type="string" calcext:value-type="string">
            <text:p>O0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O2</text:p>
          </table:table-cell>
          <table:table-cell table:style-name="ce2" office:value-type="string" calcext:value-type="string">
            <text:p>O3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table:formula="of:=[.C$4] / [.C4]" office:value-type="float" office:value="1" calcext:value-type="float">
            <text:p>1</text:p>
          </table:table-cell>
          <table:table-cell table:formula="of:=[.D$4] / [.D4]" office:value-type="float" office:value="1" calcext:value-type="float">
            <text:p>1</text:p>
          </table:table-cell>
          <table:table-cell table:formula="of:=[.E$4] / [.E4]" office:value-type="float" office:value="1" calcext:value-type="float">
            <text:p>1</text:p>
          </table:table-cell>
          <table:table-cell table:formula="of:=[.F$4] / [.F4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andard forloop</text:p>
          </table:table-cell>
          <table:table-cell table:formula="of:=[.C$4] / [.C5]" office:value-type="float" office:value="1.34404711675731" calcext:value-type="float">
            <text:p>1.34404711675731</text:p>
          </table:table-cell>
          <table:table-cell table:formula="of:=[.D$4] / [.D5]" office:value-type="float" office:value="1.43546353884042" calcext:value-type="float">
            <text:p>1.43546353884042</text:p>
          </table:table-cell>
          <table:table-cell table:formula="of:=[.E$4] / [.E5]" office:value-type="float" office:value="4.82184906388728" calcext:value-type="float">
            <text:p>4.82184906388728</text:p>
          </table:table-cell>
          <table:table-cell table:formula="of:=[.F$4] / [.F5]" office:value-type="float" office:value="4.36819493427381" calcext:value-type="float">
            <text:p>4.36819493427381</text:p>
          </table:table-cell>
        </table:table-row>
        <table:table-row table:style-name="ro1">
          <table:table-cell/>
          <table:table-cell office:value-type="string" calcext:value-type="string">
            <text:p>Use temporary value</text:p>
          </table:table-cell>
          <table:table-cell table:formula="of:=[.C$4] / [.C6]" office:value-type="float" office:value="1.36850375165514" calcext:value-type="float">
            <text:p>1.36850375165514</text:p>
          </table:table-cell>
          <table:table-cell table:formula="of:=[.D$4] / [.D6]" office:value-type="float" office:value="1.61677260418234" calcext:value-type="float">
            <text:p>1.61677260418234</text:p>
          </table:table-cell>
          <table:table-cell table:formula="of:=[.E$4] / [.E6]" office:value-type="float" office:value="5.15163596370635" calcext:value-type="float">
            <text:p>5.15163596370635</text:p>
          </table:table-cell>
          <table:table-cell table:formula="of:=[.F$4] / [.F6]" office:value-type="float" office:value="4.55239240844694" calcext:value-type="float">
            <text:p>4.55239240844694</text:p>
          </table:table-cell>
        </table:table-row>
        <table:table-row table:style-name="ro3">
          <table:table-cell/>
          <table:table-cell office:value-type="string" calcext:value-type="string">
            <text:p>Use multiplication</text:p>
            <text:p>Instead of division</text:p>
          </table:table-cell>
          <table:table-cell table:formula="of:=[.C$4] / [.C7]" office:value-type="float" office:value="1.51411940123581" calcext:value-type="float">
            <text:p>1.51411940123581</text:p>
          </table:table-cell>
          <table:table-cell table:formula="of:=[.D$4] / [.D7]" office:value-type="float" office:value="1.65575649025499" calcext:value-type="float">
            <text:p>1.65575649025499</text:p>
          </table:table-cell>
          <table:table-cell table:formula="of:=[.E$4] / [.E7]" office:value-type="float" office:value="5.84419837804117" calcext:value-type="float">
            <text:p>5.84419837804117</text:p>
          </table:table-cell>
          <table:table-cell table:formula="of:=[.F$4] / [.F7]" office:value-type="float" office:value="5.28323251124554" calcext:value-type="float">
            <text:p>5.28323251124554</text:p>
          </table:table-cell>
        </table:table-row>
        <table:table-row table:style-name="ro1">
          <table:table-cell/>
          <table:table-cell office:value-type="string" calcext:value-type="string">
            <text:p>Remove sqrt</text:p>
          </table:table-cell>
          <table:table-cell table:formula="of:=[.C$4] / [.C8]" office:value-type="float" office:value="1.58561414992704" calcext:value-type="float">
            <text:p>1.58561414992704</text:p>
          </table:table-cell>
          <table:table-cell table:formula="of:=[.D$4] / [.D8]" office:value-type="float" office:value="1.74284150457637" calcext:value-type="float">
            <text:p>1.74284150457637</text:p>
          </table:table-cell>
          <table:table-cell table:formula="of:=[.E$4] / [.E8]" office:value-type="float" office:value="6.77386117136659" calcext:value-type="float">
            <text:p>6.77386117136659</text:p>
          </table:table-cell>
          <table:table-cell table:formula="of:=[.F$4] / [.F8]" office:value-type="float" office:value="6.00246717772491" calcext:value-type="float">
            <text:p>6.00246717772491</text:p>
          </table:table-cell>
        </table:table-row>
        <table:table-row table:style-name="ro1">
          <table:table-cell/>
          <table:table-cell office:value-type="string" calcext:value-type="string">
            <text:p>Use an empty Mat</text:p>
          </table:table-cell>
          <table:table-cell table:formula="of:=[.C$4] / [.C9]" office:value-type="float" office:value="1.73268012815737" calcext:value-type="float">
            <text:p>1.73268012815737</text:p>
          </table:table-cell>
          <table:table-cell table:formula="of:=[.D$4] / [.D9]" office:value-type="float" office:value="1.79817617100488" calcext:value-type="float">
            <text:p>1.79817617100488</text:p>
          </table:table-cell>
          <table:table-cell table:formula="of:=[.E$4] / [.E9]" office:value-type="float" office:value="7.22092687156759" calcext:value-type="float">
            <text:p>7.22092687156759</text:p>
          </table:table-cell>
          <table:table-cell table:formula="of:=[.F$4] / [.F9]" office:value-type="float" office:value="6.70690164418628" calcext:value-type="float">
            <text:p>6.70690164418628</text:p>
          </table:table-cell>
        </table:table-row>
        <table:table-row table:style-name="ro1">
          <table:table-cell/>
          <table:table-cell office:value-type="string" calcext:value-type="string">
            <text:p>Using OpenMP</text:p>
          </table:table-cell>
          <table:table-cell table:formula="of:=[.C$4] / [.C10]" office:value-type="float" office:value="12.6712619877942" calcext:value-type="float">
            <text:p>12.6712619877942</text:p>
          </table:table-cell>
          <table:table-cell table:formula="of:=[.D$4] / [.D10]" office:value-type="float" office:value="12.0016053605081" calcext:value-type="float">
            <text:p>12.0016053605081</text:p>
          </table:table-cell>
          <table:table-cell table:formula="of:=[.E$4] / [.E10]" office:value-type="float" office:value="32.7847769028871" calcext:value-type="float">
            <text:p>32.7847769028871</text:p>
          </table:table-cell>
          <table:table-cell table:formula="of:=[.F$4] / [.F10]" office:value-type="float" office:value="38.7276861853326" calcext:value-type="float">
            <text:p>38.7276861853326</text:p>
          </table:table-cell>
        </table:table-row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Acceleration from previous implementation</text:p>
          </table:table-cell>
          <table:covered-table-cell table:number-columns-repeated="4" table:style-name="ce3"/>
        </table:table-row>
        <table:table-row table:style-name="ro1">
          <table:table-cell table:number-columns-repeated="2"/>
          <table:table-cell table:style-name="ce2" office:value-type="string" calcext:value-type="string">
            <text:p>O0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O2</text:p>
          </table:table-cell>
          <table:table-cell table:style-name="ce2" office:value-type="string" calcext:value-type="string">
            <text:p>O3</text:p>
          </table:table-cell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andard forloop</text:p>
          </table:table-cell>
          <table:table-cell table:formula="of:=[.C4] / [.C5]" office:value-type="float" office:value="1.34404711675731" calcext:value-type="float">
            <text:p>1.34404711675731</text:p>
          </table:table-cell>
          <table:table-cell table:formula="of:=[.D4] / [.D5]" office:value-type="float" office:value="1.43546353884042" calcext:value-type="float">
            <text:p>1.43546353884042</text:p>
          </table:table-cell>
          <table:table-cell table:formula="of:=[.E4] / [.E5]" office:value-type="float" office:value="4.82184906388728" calcext:value-type="float">
            <text:p>4.82184906388728</text:p>
          </table:table-cell>
          <table:table-cell table:formula="of:=[.F4] / [.F5]" office:value-type="float" office:value="4.36819493427381" calcext:value-type="float">
            <text:p>4.36819493427381</text:p>
          </table:table-cell>
        </table:table-row>
        <table:table-row table:style-name="ro1">
          <table:table-cell/>
          <table:table-cell office:value-type="string" calcext:value-type="string">
            <text:p>Use temporary value</text:p>
          </table:table-cell>
          <table:table-cell table:formula="of:=[.C5] / [.C6]" office:value-type="float" office:value="1.01819626305723" calcext:value-type="float">
            <text:p>1.01819626305723</text:p>
          </table:table-cell>
          <table:table-cell table:formula="of:=[.D5] / [.D6]" office:value-type="float" office:value="1.12630698059275" calcext:value-type="float">
            <text:p>1.12630698059275</text:p>
          </table:table-cell>
          <table:table-cell table:formula="of:=[.E5] / [.E6]" office:value-type="float" office:value="1.06839428100083" calcext:value-type="float">
            <text:p>1.06839428100083</text:p>
          </table:table-cell>
          <table:table-cell table:formula="of:=[.F5] / [.F6]" office:value-type="float" office:value="1.0421678695536" calcext:value-type="float">
            <text:p>1.0421678695536</text:p>
          </table:table-cell>
        </table:table-row>
        <table:table-row table:style-name="ro3">
          <table:table-cell/>
          <table:table-cell office:value-type="string" calcext:value-type="string">
            <text:p>Use multiplication</text:p>
            <text:p>Instead of division</text:p>
          </table:table-cell>
          <table:table-cell table:formula="of:=[.C6] / [.C7]" office:value-type="float" office:value="1.10640500576236" calcext:value-type="float">
            <text:p>1.10640500576236</text:p>
          </table:table-cell>
          <table:table-cell table:formula="of:=[.D6] / [.D7]" office:value-type="float" office:value="1.0241121639319" calcext:value-type="float">
            <text:p>1.0241121639319</text:p>
          </table:table-cell>
          <table:table-cell table:formula="of:=[.E6] / [.E7]" office:value-type="float" office:value="1.13443543356207" calcext:value-type="float">
            <text:p>1.13443543356207</text:p>
          </table:table-cell>
          <table:table-cell table:formula="of:=[.F6] / [.F7]" office:value-type="float" office:value="1.16053978594695" calcext:value-type="float">
            <text:p>1.16053978594695</text:p>
          </table:table-cell>
        </table:table-row>
        <table:table-row table:style-name="ro1">
          <table:table-cell/>
          <table:table-cell office:value-type="string" calcext:value-type="string">
            <text:p>Remove sqrt</text:p>
          </table:table-cell>
          <table:table-cell table:formula="of:=[.C7] / [.C8]" office:value-type="float" office:value="1.04721869928678" calcext:value-type="float">
            <text:p>1.04721869928678</text:p>
          </table:table-cell>
          <table:table-cell table:formula="of:=[.D7] / [.D8]" office:value-type="float" office:value="1.05259530301341" calcext:value-type="float">
            <text:p>1.05259530301341</text:p>
          </table:table-cell>
          <table:table-cell table:formula="of:=[.E7] / [.E8]" office:value-type="float" office:value="1.1590744757773" calcext:value-type="float">
            <text:p>1.1590744757773</text:p>
          </table:table-cell>
          <table:table-cell table:formula="of:=[.F7] / [.F8]" office:value-type="float" office:value="1.13613534232091" calcext:value-type="float">
            <text:p>1.13613534232091</text:p>
          </table:table-cell>
        </table:table-row>
        <table:table-row table:style-name="ro1">
          <table:table-cell/>
          <table:table-cell office:value-type="string" calcext:value-type="string">
            <text:p>Use an empty Mat</text:p>
          </table:table-cell>
          <table:table-cell table:formula="of:=[.C8] / [.C9]" office:value-type="float" office:value="1.09275016764772" calcext:value-type="float">
            <text:p>1.09275016764772</text:p>
          </table:table-cell>
          <table:table-cell table:formula="of:=[.D8] / [.D9]" office:value-type="float" office:value="1.03174968365351" calcext:value-type="float">
            <text:p>1.03174968365351</text:p>
          </table:table-cell>
          <table:table-cell table:formula="of:=[.E8] / [.E9]" office:value-type="float" office:value="1.06599865112246" calcext:value-type="float">
            <text:p>1.06599865112246</text:p>
          </table:table-cell>
          <table:table-cell table:formula="of:=[.F8] / [.F9]" office:value-type="float" office:value="1.11735748744708" calcext:value-type="float">
            <text:p>1.11735748744708</text:p>
          </table:table-cell>
        </table:table-row>
        <table:table-row table:style-name="ro1">
          <table:table-cell/>
          <table:table-cell office:value-type="string" calcext:value-type="string">
            <text:p>Using OpenMP</text:p>
          </table:table-cell>
          <table:table-cell table:formula="of:=[.C9] / [.C10]" office:value-type="float" office:value="7.31309938971229" calcext:value-type="float">
            <text:p>7.31309938971229</text:p>
          </table:table-cell>
          <table:table-cell table:formula="of:=[.D9] / [.D10]" office:value-type="float" office:value="6.67432121169819" calcext:value-type="float">
            <text:p>6.67432121169819</text:p>
          </table:table-cell>
          <table:table-cell table:formula="of:=[.E9] / [.E10]" office:value-type="float" office:value="4.54024496937883" calcext:value-type="float">
            <text:p>4.54024496937883</text:p>
          </table:table-cell>
          <table:table-cell table:formula="of:=[.F9] / [.F10]" office:value-type="float" office:value="5.77430358158044" calcext:value-type="float">
            <text:p>5.77430358158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1:40:48.560512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3:46:25.725544752</meta:creation-date>
    <dc:date>2020-05-12T02:46:38.901801964</dc:date>
    <meta:editing-duration>PT2H51M48S</meta:editing-duration>
    <meta:editing-cycles>9</meta:editing-cycles>
    <meta:generator>LibreOffice/6.3.5.2$Linux_X86_64 LibreOffice_project/30$Build-2</meta:generator>
    <meta:document-statistic meta:table-count="1" meta:cell-count="120" meta:object-count="3"/>
  </office:meta>
</office:document-meta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Performance gain</text:p>
        </chart:title>
        <chart:legend chart:legend-position="end" svg:x="14.329cm" svg:y="3.454cm" style:legend-expansion="custom" chartooo:width="1.584cm" chartooo:height="2.092cm" style:legend-expansion-aspect-ratio="0.75717017208413" chart:style-name="ch3"/>
        <chart:plot-area chart:style-name="ch4" table:cell-range-address="Sheet1.B3:Sheet1.F10" chart:data-source-has-labels="both" svg:x="0.663cm" svg:y="1.071cm" svg:width="13.678cm" svg:height="7.292cm">
          <chartooo:coordinate-region svg:x="2.025cm" svg:y="1.271cm" svg:width="12.175cm" svg:height="4.297cm"/>
          <chart:axis chart:dimension="x" chart:name="primary-x" chart:style-name="ch5" chartooo:axis-type="auto">
            <chartooo:date-scale/>
            <chart:title svg:x="6.545cm" svg:y="8.44cm" chart:style-name="ch6">
              <text:p>Optimisation</text:p>
            </chart:title>
            <chart:categories table:cell-range-address="Sheet1.B4:Sheet1.B10"/>
          </chart:axis>
          <chart:axis chart:dimension="y" chart:name="primary-y" chart:style-name="ch5">
            <chart:title svg:x="0cm" svg:y="5.621cm" chart:style-name="ch7">
              <text:p>Temps (ms)</text:p>
            </chart:title>
            <chart:grid chart:style-name="ch8" chart:class="major"/>
          </chart:axis>
          <chart:series chart:style-name="ch9" chart:values-cell-range-address="Sheet1.C4:Sheet1.C10" chart:label-cell-address="Sheet1.C3:Sheet1.C3" chart:class="chart:line">
            <chart:data-point chart:repeated="7"/>
          </chart:series>
          <chart:series chart:style-name="ch10" chart:values-cell-range-address="Sheet1.D4:Sheet1.D10" chart:label-cell-address="Sheet1.D3:Sheet1.D3" chart:class="chart:line">
            <chart:data-point chart:repeated="7"/>
          </chart:series>
          <chart:series chart:style-name="ch11" chart:values-cell-range-address="Sheet1.E4:Sheet1.E10" chart:label-cell-address="Sheet1.E3:Sheet1.E3" chart:class="chart:line">
            <chart:data-point chart:repeated="7"/>
          </chart:series>
          <chart:series chart:style-name="ch12" chart:values-cell-range-address="Sheet1.F4:Sheet1.F10" chart:label-cell-address="Sheet1.F3:Sheet1.F3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C3:Sheet1.C3</svg:desc>
                </draw:g>
              </table:table-cell>
              <table:table-cell office:value-type="string">
                <text:p>O1</text:p>
                <draw:g>
                  <svg:desc>Sheet1.D3:Sheet1.D3</svg:desc>
                </draw:g>
              </table:table-cell>
              <table:table-cell office:value-type="string">
                <text:p>O2</text:p>
                <draw:g>
                  <svg:desc>Sheet1.E3:Sheet1.E3</svg:desc>
                </draw:g>
              </table:table-cell>
              <table:table-cell office:value-type="string">
                <text:p>O3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Sheet1.B4:Sheet1.B10</svg:desc>
                </draw:g>
              </table:table-cell>
              <table:table-cell office:value-type="float" office:value="232543">
                <text:p>232543</text:p>
                <draw:g>
                  <svg:desc>Sheet1.C4:Sheet1.C10</svg:desc>
                </draw:g>
              </table:table-cell>
              <table:table-cell office:value-type="float" office:value="171947">
                <text:p>171947</text:p>
                <draw:g>
                  <svg:desc>Sheet1.D4:Sheet1.D10</svg:desc>
                </draw:g>
              </table:table-cell>
              <table:table-cell office:value-type="float" office:value="74946">
                <text:p>74946</text:p>
                <draw:g>
                  <svg:desc>Sheet1.E4:Sheet1.E10</svg:desc>
                </draw:g>
              </table:table-cell>
              <table:table-cell office:value-type="float" office:value="68122">
                <text:p>68122</text:p>
                <draw:g>
                  <svg:desc>Sheet1.F4:Sheet1.F10</svg:desc>
                </draw:g>
              </table:table-cell>
            </table:table-row>
            <table:table-row>
              <table:table-cell office:value-type="string">
                <text:p>Standard forloop</text:p>
              </table:table-cell>
              <table:table-cell office:value-type="float" office:value="173017">
                <text:p>173017</text:p>
              </table:table-cell>
              <table:table-cell office:value-type="float" office:value="119785">
                <text:p>119785</text:p>
              </table:table-cell>
              <table:table-cell office:value-type="float" office:value="15543">
                <text:p>15543</text:p>
              </table:table-cell>
              <table:table-cell office:value-type="float" office:value="15595">
                <text:p>15595</text:p>
              </table:table-cell>
            </table:table-row>
            <table:table-row>
              <table:table-cell office:value-type="string">
                <text:p>Use temporary value</text:p>
              </table:table-cell>
              <table:table-cell office:value-type="float" office:value="169925">
                <text:p>169925</text:p>
              </table:table-cell>
              <table:table-cell office:value-type="float" office:value="106352">
                <text:p>106352</text:p>
              </table:table-cell>
              <table:table-cell office:value-type="float" office:value="14548">
                <text:p>14548</text:p>
              </table:table-cell>
              <table:table-cell office:value-type="float" office:value="14964">
                <text:p>14964</text:p>
              </table:table-cell>
            </table:table-row>
            <table:table-row>
              <table:table-cell office:value-type="string">
                <text:p>Use multiplication
Instead of division</text:p>
              </table:table-cell>
              <table:table-cell office:value-type="float" office:value="153583">
                <text:p>153583</text:p>
              </table:table-cell>
              <table:table-cell office:value-type="float" office:value="103848">
                <text:p>103848</text:p>
              </table:table-cell>
              <table:table-cell office:value-type="float" office:value="12824">
                <text:p>12824</text:p>
              </table:table-cell>
              <table:table-cell office:value-type="float" office:value="12894">
                <text:p>12894</text:p>
              </table:table-cell>
            </table:table-row>
            <table:table-row>
              <table:table-cell office:value-type="string">
                <text:p>Remove sqrt</text:p>
              </table:table-cell>
              <table:table-cell office:value-type="float" office:value="146658">
                <text:p>146658</text:p>
              </table:table-cell>
              <table:table-cell office:value-type="float" office:value="98659">
                <text:p>98659</text:p>
              </table:table-cell>
              <table:table-cell office:value-type="float" office:value="11064">
                <text:p>11064</text:p>
              </table:table-cell>
              <table:table-cell office:value-type="float" office:value="11349">
                <text:p>11349</text:p>
              </table:table-cell>
            </table:table-row>
            <table:table-row>
              <table:table-cell office:value-type="string">
                <text:p>Use an empty Mat</text:p>
              </table:table-cell>
              <table:table-cell office:value-type="float" office:value="134210">
                <text:p>134210</text:p>
              </table:table-cell>
              <table:table-cell office:value-type="float" office:value="95623">
                <text:p>95623</text:p>
              </table:table-cell>
              <table:table-cell office:value-type="float" office:value="10379">
                <text:p>10379</text:p>
              </table:table-cell>
              <table:table-cell office:value-type="float" office:value="10157">
                <text:p>10157</text:p>
              </table:table-cell>
            </table:table-row>
            <table:table-row>
              <table:table-cell office:value-type="string">
                <text:p>Using OpenMP</text:p>
              </table:table-cell>
              <table:table-cell office:value-type="float" office:value="18352">
                <text:p>18352</text:p>
              </table:table-cell>
              <table:table-cell office:value-type="float" office:value="14327">
                <text:p>14327</text:p>
              </table:table-cell>
              <table:table-cell office:value-type="float" office:value="2286">
                <text:p>2286</text:p>
              </table:table-cell>
              <table:table-cell office:value-type="float" office:value="1759">
                <text:p>17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14cm" svg:y="0.316cm" chart:style-name="ch2">
          <text:p>Acceleration from naive implementation</text:p>
        </chart:title>
        <chart:legend chart:legend-position="end" svg:x="14.33cm" svg:y="3.454cm" style:legend-expansion="custom" chartooo:width="1.584cm" chartooo:height="2.092cm" style:legend-expansion-aspect-ratio="0.75717017208413" chart:style-name="ch3"/>
        <chart:plot-area chart:style-name="ch4" table:cell-range-address="Sheet1.B15:Sheet1.F22" chart:data-source-has-labels="both" svg:x="0.375cm" svg:y="1.074cm" svg:width="13.971cm" svg:height="7.503cm">
          <chartooo:coordinate-region svg:x="1.135cm" svg:y="1.273cm" svg:width="13.07cm" svg:height="4.509cm"/>
          <chart:axis chart:dimension="x" chart:name="primary-x" chart:style-name="ch5" chartooo:axis-type="auto">
            <chartooo:date-scale/>
            <chart:title svg:x="6.403cm" svg:y="8.44cm" chart:style-name="ch6">
              <text:p>Optimisation</text:p>
            </chart:title>
            <chart:categories table:cell-range-address="Sheet1.B16:Sheet1.B22"/>
          </chart:axis>
          <chart:axis chart:dimension="y" chart:name="primary-y" chart:style-name="ch5">
            <chart:title svg:x="0cm" svg:y="5.782cm" chart:style-name="ch7">
              <text:p>Acceleration</text:p>
            </chart:title>
            <chart:grid chart:style-name="ch8" chart:class="major"/>
          </chart:axis>
          <chart:series chart:style-name="ch9" chart:values-cell-range-address="Sheet1.C16:Sheet1.C22" chart:label-cell-address="Sheet1.C15:Sheet1.C15" chart:class="chart:line">
            <chart:data-point chart:repeated="7"/>
          </chart:series>
          <chart:series chart:style-name="ch10" chart:values-cell-range-address="Sheet1.D16:Sheet1.D22" chart:label-cell-address="Sheet1.D15:Sheet1.D15" chart:class="chart:line">
            <chart:data-point chart:repeated="7"/>
          </chart:series>
          <chart:series chart:style-name="ch11" chart:values-cell-range-address="Sheet1.E16:Sheet1.E22" chart:label-cell-address="Sheet1.E15:Sheet1.E15" chart:class="chart:line">
            <chart:data-point chart:repeated="7"/>
          </chart:series>
          <chart:series chart:style-name="ch12" chart:values-cell-range-address="Sheet1.F16:Sheet1.F22" chart:label-cell-address="Sheet1.F15:Sheet1.F1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C15:Sheet1.C15</svg:desc>
                </draw:g>
              </table:table-cell>
              <table:table-cell office:value-type="string">
                <text:p>O1</text:p>
                <draw:g>
                  <svg:desc>Sheet1.D15:Sheet1.D15</svg:desc>
                </draw:g>
              </table:table-cell>
              <table:table-cell office:value-type="string">
                <text:p>O2</text:p>
                <draw:g>
                  <svg:desc>Sheet1.E15:Sheet1.E15</svg:desc>
                </draw:g>
              </table:table-cell>
              <table:table-cell office:value-type="string">
                <text:p>O3</text:p>
                <draw:g>
                  <svg:desc>Sheet1.F15:Sheet1.F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Sheet1.B16:Sheet1.B22</svg:desc>
                </draw:g>
              </table:table-cell>
              <table:table-cell office:value-type="float" office:value="1">
                <text:p>1</text:p>
                <draw:g>
                  <svg:desc>Sheet1.C16:Sheet1.C22</svg:desc>
                </draw:g>
              </table:table-cell>
              <table:table-cell office:value-type="float" office:value="1">
                <text:p>1</text:p>
                <draw:g>
                  <svg:desc>Sheet1.D16:Sheet1.D22</svg:desc>
                </draw:g>
              </table:table-cell>
              <table:table-cell office:value-type="float" office:value="1">
                <text:p>1</text:p>
                <draw:g>
                  <svg:desc>Sheet1.E16:Sheet1.E22</svg:desc>
                </draw:g>
              </table:table-cell>
              <table:table-cell office:value-type="float" office:value="1">
                <text:p>1</text:p>
                <draw:g>
                  <svg:desc>Sheet1.F16:Sheet1.F22</svg:desc>
                </draw:g>
              </table:table-cell>
            </table:table-row>
            <table:table-row>
              <table:table-cell office:value-type="string">
                <text:p>Standard forloop</text:p>
              </table:table-cell>
              <table:table-cell office:value-type="float" office:value="1.34404711675731">
                <text:p>1.34404711675731</text:p>
              </table:table-cell>
              <table:table-cell office:value-type="float" office:value="1.43546353884042">
                <text:p>1.43546353884042</text:p>
              </table:table-cell>
              <table:table-cell office:value-type="float" office:value="4.82184906388728">
                <text:p>4.82184906388728</text:p>
              </table:table-cell>
              <table:table-cell office:value-type="float" office:value="4.36819493427381">
                <text:p>4.36819493427381</text:p>
              </table:table-cell>
            </table:table-row>
            <table:table-row>
              <table:table-cell office:value-type="string">
                <text:p>Use temporary value</text:p>
              </table:table-cell>
              <table:table-cell office:value-type="float" office:value="1.36850375165514">
                <text:p>1.36850375165514</text:p>
              </table:table-cell>
              <table:table-cell office:value-type="float" office:value="1.61677260418234">
                <text:p>1.61677260418234</text:p>
              </table:table-cell>
              <table:table-cell office:value-type="float" office:value="5.15163596370635">
                <text:p>5.15163596370635</text:p>
              </table:table-cell>
              <table:table-cell office:value-type="float" office:value="4.55239240844694">
                <text:p>4.55239240844694</text:p>
              </table:table-cell>
            </table:table-row>
            <table:table-row>
              <table:table-cell office:value-type="string">
                <text:p>Use multiplication
Instead of division</text:p>
              </table:table-cell>
              <table:table-cell office:value-type="float" office:value="1.51411940123581">
                <text:p>1.51411940123581</text:p>
              </table:table-cell>
              <table:table-cell office:value-type="float" office:value="1.65575649025499">
                <text:p>1.65575649025499</text:p>
              </table:table-cell>
              <table:table-cell office:value-type="float" office:value="5.84419837804117">
                <text:p>5.84419837804117</text:p>
              </table:table-cell>
              <table:table-cell office:value-type="float" office:value="5.28323251124554">
                <text:p>5.28323251124554</text:p>
              </table:table-cell>
            </table:table-row>
            <table:table-row>
              <table:table-cell office:value-type="string">
                <text:p>Remove sqrt</text:p>
              </table:table-cell>
              <table:table-cell office:value-type="float" office:value="1.58561414992704">
                <text:p>1.58561414992704</text:p>
              </table:table-cell>
              <table:table-cell office:value-type="float" office:value="1.74284150457637">
                <text:p>1.74284150457637</text:p>
              </table:table-cell>
              <table:table-cell office:value-type="float" office:value="6.77386117136659">
                <text:p>6.77386117136659</text:p>
              </table:table-cell>
              <table:table-cell office:value-type="float" office:value="6.00246717772491">
                <text:p>6.00246717772491</text:p>
              </table:table-cell>
            </table:table-row>
            <table:table-row>
              <table:table-cell office:value-type="string">
                <text:p>Use an empty Mat</text:p>
              </table:table-cell>
              <table:table-cell office:value-type="float" office:value="1.73268012815737">
                <text:p>1.73268012815737</text:p>
              </table:table-cell>
              <table:table-cell office:value-type="float" office:value="1.79817617100488">
                <text:p>1.79817617100488</text:p>
              </table:table-cell>
              <table:table-cell office:value-type="float" office:value="7.22092687156759">
                <text:p>7.22092687156759</text:p>
              </table:table-cell>
              <table:table-cell office:value-type="float" office:value="6.70690164418628">
                <text:p>6.70690164418628</text:p>
              </table:table-cell>
            </table:table-row>
            <table:table-row>
              <table:table-cell office:value-type="string">
                <text:p>Using OpenMP</text:p>
              </table:table-cell>
              <table:table-cell office:value-type="float" office:value="12.6712619877942">
                <text:p>12.6712619877942</text:p>
              </table:table-cell>
              <table:table-cell office:value-type="float" office:value="12.0016053605081">
                <text:p>12.0016053605081</text:p>
              </table:table-cell>
              <table:table-cell office:value-type="float" office:value="32.7847769028871">
                <text:p>32.7847769028871</text:p>
              </table:table-cell>
              <table:table-cell office:value-type="float" office:value="38.7276861853326">
                <text:p>38.72768618533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97cm" svg:y="0.316cm" chart:style-name="ch2">
          <text:p>Acceleration from previous implementation</text:p>
        </chart:title>
        <chart:legend chart:legend-position="end" svg:x="14.329cm" svg:y="3.454cm" style:legend-expansion="custom" chartooo:width="1.584cm" chartooo:height="2.092cm" style:legend-expansion-aspect-ratio="0.75717017208413" chart:style-name="ch3"/>
        <chart:plot-area chart:style-name="ch4" table:cell-range-address="Sheet1.B27:Sheet1.F34" chart:data-source-has-labels="both" svg:x="0.513cm" svg:y="1.073cm" svg:width="13.833cm" svg:height="7.479cm">
          <chartooo:coordinate-region svg:x="1.273cm" svg:y="1.272cm" svg:width="12.932cm" svg:height="4.485cm"/>
          <chart:axis chart:dimension="x" chart:name="primary-x" chart:style-name="ch5" chartooo:axis-type="auto">
            <chartooo:date-scale/>
            <chart:title svg:x="6.472cm" svg:y="8.44cm" chart:style-name="ch6">
              <text:p>Optimisation</text:p>
            </chart:title>
            <chart:categories table:cell-range-address="Sheet1.B28:Sheet1.B34"/>
          </chart:axis>
          <chart:axis chart:dimension="y" chart:name="primary-y" chart:style-name="ch5">
            <chart:title svg:x="0cm" svg:y="5.769cm" chart:style-name="ch7">
              <text:p>Acceleration</text:p>
            </chart:title>
            <chart:grid chart:style-name="ch8" chart:class="major"/>
          </chart:axis>
          <chart:series chart:style-name="ch9" chart:values-cell-range-address="Sheet1.C28:Sheet1.C34" chart:label-cell-address="Sheet1.C27:Sheet1.C27" chart:class="chart:line">
            <chart:data-point chart:repeated="7"/>
          </chart:series>
          <chart:series chart:style-name="ch10" chart:values-cell-range-address="Sheet1.D28:Sheet1.D34" chart:label-cell-address="Sheet1.D27:Sheet1.D27" chart:class="chart:line">
            <chart:data-point chart:repeated="7"/>
          </chart:series>
          <chart:series chart:style-name="ch11" chart:values-cell-range-address="Sheet1.E28:Sheet1.E34" chart:label-cell-address="Sheet1.E27:Sheet1.E27" chart:class="chart:line">
            <chart:data-point chart:repeated="7"/>
          </chart:series>
          <chart:series chart:style-name="ch12" chart:values-cell-range-address="Sheet1.F28:Sheet1.F34" chart:label-cell-address="Sheet1.F27:Sheet1.F27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C27:Sheet1.C27</svg:desc>
                </draw:g>
              </table:table-cell>
              <table:table-cell office:value-type="string">
                <text:p>O1</text:p>
                <draw:g>
                  <svg:desc>Sheet1.D27:Sheet1.D27</svg:desc>
                </draw:g>
              </table:table-cell>
              <table:table-cell office:value-type="string">
                <text:p>O2</text:p>
                <draw:g>
                  <svg:desc>Sheet1.E27:Sheet1.E27</svg:desc>
                </draw:g>
              </table:table-cell>
              <table:table-cell office:value-type="string">
                <text:p>O3</text:p>
                <draw:g>
                  <svg:desc>Sheet1.F27:Sheet1.F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Sheet1.B28:Sheet1.B34</svg:desc>
                </draw:g>
              </table:table-cell>
              <table:table-cell office:value-type="float" office:value="1">
                <text:p>1</text:p>
                <draw:g>
                  <svg:desc>Sheet1.C28:Sheet1.C34</svg:desc>
                </draw:g>
              </table:table-cell>
              <table:table-cell office:value-type="float" office:value="1">
                <text:p>1</text:p>
                <draw:g>
                  <svg:desc>Sheet1.D28:Sheet1.D34</svg:desc>
                </draw:g>
              </table:table-cell>
              <table:table-cell office:value-type="float" office:value="1">
                <text:p>1</text:p>
                <draw:g>
                  <svg:desc>Sheet1.E28:Sheet1.E34</svg:desc>
                </draw:g>
              </table:table-cell>
              <table:table-cell office:value-type="float" office:value="1">
                <text:p>1</text:p>
                <draw:g>
                  <svg:desc>Sheet1.F28:Sheet1.F34</svg:desc>
                </draw:g>
              </table:table-cell>
            </table:table-row>
            <table:table-row>
              <table:table-cell office:value-type="string">
                <text:p>Standard forloop</text:p>
              </table:table-cell>
              <table:table-cell office:value-type="float" office:value="1.34404711675731">
                <text:p>1.34404711675731</text:p>
              </table:table-cell>
              <table:table-cell office:value-type="float" office:value="1.43546353884042">
                <text:p>1.43546353884042</text:p>
              </table:table-cell>
              <table:table-cell office:value-type="float" office:value="4.82184906388728">
                <text:p>4.82184906388728</text:p>
              </table:table-cell>
              <table:table-cell office:value-type="float" office:value="4.36819493427381">
                <text:p>4.36819493427381</text:p>
              </table:table-cell>
            </table:table-row>
            <table:table-row>
              <table:table-cell office:value-type="string">
                <text:p>Use temporary value</text:p>
              </table:table-cell>
              <table:table-cell office:value-type="float" office:value="1.01819626305723">
                <text:p>1.01819626305723</text:p>
              </table:table-cell>
              <table:table-cell office:value-type="float" office:value="1.12630698059275">
                <text:p>1.12630698059275</text:p>
              </table:table-cell>
              <table:table-cell office:value-type="float" office:value="1.06839428100083">
                <text:p>1.06839428100083</text:p>
              </table:table-cell>
              <table:table-cell office:value-type="float" office:value="1.0421678695536">
                <text:p>1.0421678695536</text:p>
              </table:table-cell>
            </table:table-row>
            <table:table-row>
              <table:table-cell office:value-type="string">
                <text:p>Use multiplication
Instead of division</text:p>
              </table:table-cell>
              <table:table-cell office:value-type="float" office:value="1.10640500576236">
                <text:p>1.10640500576236</text:p>
              </table:table-cell>
              <table:table-cell office:value-type="float" office:value="1.0241121639319">
                <text:p>1.0241121639319</text:p>
              </table:table-cell>
              <table:table-cell office:value-type="float" office:value="1.13443543356207">
                <text:p>1.13443543356207</text:p>
              </table:table-cell>
              <table:table-cell office:value-type="float" office:value="1.16053978594695">
                <text:p>1.16053978594695</text:p>
              </table:table-cell>
            </table:table-row>
            <table:table-row>
              <table:table-cell office:value-type="string">
                <text:p>Remove sqrt</text:p>
              </table:table-cell>
              <table:table-cell office:value-type="float" office:value="1.04721869928678">
                <text:p>1.04721869928678</text:p>
              </table:table-cell>
              <table:table-cell office:value-type="float" office:value="1.05259530301341">
                <text:p>1.05259530301341</text:p>
              </table:table-cell>
              <table:table-cell office:value-type="float" office:value="1.1590744757773">
                <text:p>1.1590744757773</text:p>
              </table:table-cell>
              <table:table-cell office:value-type="float" office:value="1.13613534232091">
                <text:p>1.13613534232091</text:p>
              </table:table-cell>
            </table:table-row>
            <table:table-row>
              <table:table-cell office:value-type="string">
                <text:p>Use an empty Mat</text:p>
              </table:table-cell>
              <table:table-cell office:value-type="float" office:value="1.09275016764772">
                <text:p>1.09275016764772</text:p>
              </table:table-cell>
              <table:table-cell office:value-type="float" office:value="1.03174968365351">
                <text:p>1.03174968365351</text:p>
              </table:table-cell>
              <table:table-cell office:value-type="float" office:value="1.06599865112246">
                <text:p>1.06599865112246</text:p>
              </table:table-cell>
              <table:table-cell office:value-type="float" office:value="1.11735748744708">
                <text:p>1.11735748744708</text:p>
              </table:table-cell>
            </table:table-row>
            <table:table-row>
              <table:table-cell office:value-type="string">
                <text:p>Using OpenMP</text:p>
              </table:table-cell>
              <table:table-cell office:value-type="float" office:value="7.31309938971229">
                <text:p>7.31309938971229</text:p>
              </table:table-cell>
              <table:table-cell office:value-type="float" office:value="6.67432121169819">
                <text:p>6.67432121169819</text:p>
              </table:table-cell>
              <table:table-cell office:value-type="float" office:value="4.54024496937883">
                <text:p>4.54024496937883</text:p>
              </table:table-cell>
              <table:table-cell office:value-type="float" office:value="5.77430358158044">
                <text:p>5.774303581580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